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105" table:formula="of:=[.E2]" table:style-name="ce1">
            <text:p>105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3" table:style-name="ce1"/>
          <table:table-cell office:value-type="float" office:value="0" table:formula="of:=[.E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600" table:style-name="ce1">
            <text:p>600</text:p>
          </table:table-cell>
          <table:table-cell table:number-columns-repeated="2" table:style-name="ce1"/>
          <table:table-cell office:value-type="float" office:value="600" table:formula="of:=[.E5]" table:style-name="ce1">
            <text:p>6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3" table:style-name="ce1"/>
          <table:table-cell office:value-type="float" office:value="0" table:formula="of:=[.E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3"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3" table:style-name="ce1"/>
          <table:table-cell office:value-type="float" office:value="0" table:formula="of:=[.E1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formula="of:=[.E12]" table:style-name="ce1">
            <text:p>8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14]" table:style-name="ce1">
            <text:p>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21]" table:style-name="ce1">
            <text:p>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22]" table:style-name="ce1">
            <text:p>3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table:number-columns-repeated="3" table:style-name="ce1"/>
          <table:table-cell office:value-type="float" office:value="0" table:formula="of:=[.E23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24]" table:style-name="ce1">
            <text:p>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25]" table:style-name="ce1">
            <text:p>2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230" table:style-name="ce1">
            <text:p>230</text:p>
          </table:table-cell>
          <table:table-cell table:number-columns-repeated="2" table:style-name="ce1"/>
          <table:table-cell office:value-type="float" office:value="230" table:formula="of:=[.E26]" table:style-name="ce1">
            <text:p>23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27]" table:style-name="ce1">
            <text:p>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32]" table:style-name="ce1">
            <text:p>7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formula="of:=[.E33]" table:style-name="ce1">
            <text:p>12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3" table:style-name="ce1"/>
          <table:table-cell office:value-type="float" office:value="0" table:formula="of:=[.E34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36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37]" table:style-name="ce1">
            <text:p>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table:number-columns-repeated="3" table:style-name="ce1"/>
          <table:table-cell office:value-type="float" office:value="0" table:formula="of:=[.E3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41]" table:style-name="ce1">
            <text:p>11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550" table:style-name="ce1">
            <text:p>550</text:p>
          </table:table-cell>
          <table:table-cell table:number-columns-repeated="2" table:style-name="ce1"/>
          <table:table-cell office:value-type="float" office:value="550" table:formula="of:=[.E43]" table:style-name="ce1">
            <text:p>5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700" table:formula="of:=[.E44]" table:style-name="ce1">
            <text:p>7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3" table:style-name="ce1"/>
          <table:table-cell office:value-type="float" office:value="0" table:formula="of:=[.E4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48]" table:style-name="ce1">
            <text:p>2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1" table:formula="of:=[.E50]" table:style-name="ce1">
            <text:p>21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52]" table:style-name="ce1">
            <text:p>1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formula="of:=[.E54]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3484" table:formula="of:=SUM([.E2:.E54])" table:style-name="ce20">
            <text:p>3484</text:p>
          </table:table-cell>
          <table:table-cell table:number-columns-repeated="2" table:style-name="ce1"/>
          <table:table-cell office:value-type="float" office:value="3466" table:formula="of:=SUM([.H2:.H54])" table:style-name="ce20">
            <text:p>3466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0-07T08:10:53Z</dc:date>
    <meta:print-date>2025-07-12T11:57:59Z</meta:print-date>
    <meta:editing-cycles>186</meta:editing-cycles>
    <meta:editing-duration>PT373559S</meta:editing-duration>
  </office:meta>
</office:document-meta>
</file>